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ElsevierGulliver" svg:font-family="ElsevierGulliver, Georgia, 'Times New Roman', STIXGeneral, 'Cambria Math', Arial, Helvetica, 'Lucida Sans Unicode', 'Microsoft Sans Serif', 'Segoe UI Symbol', 'Arial Unicode MS', serif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d2e22"/>
    </style:style>
    <style:style style:name="P2" style:family="paragraph" style:parent-style-name="Text_20_body" style:list-style-name="L1">
      <style:text-properties officeooo:paragraph-rsid="00123f92"/>
    </style:style>
    <style:style style:name="P3" style:family="paragraph" style:parent-style-name="Text_20_body" style:list-style-name="L1">
      <style:text-properties officeooo:paragraph-rsid="0010469e"/>
    </style:style>
    <style:style style:name="P4" style:family="paragraph" style:parent-style-name="Text_20_body" style:list-style-name="L1">
      <style:text-properties officeooo:rsid="00123f92" officeooo:paragraph-rsid="00123f92"/>
    </style:style>
    <style:style style:name="P5" style:family="paragraph" style:parent-style-name="Title">
      <style:text-properties style:font-name="Times New Roman" officeooo:rsid="000d2e22" officeooo:paragraph-rsid="000d2e22"/>
    </style:style>
    <style:style style:name="T1" style:family="text">
      <style:text-properties style:font-name="Times New Roman" officeooo:rsid="000d2e22"/>
    </style:style>
    <style:style style:name="T2" style:family="text">
      <style:text-properties officeooo:rsid="0010469e"/>
    </style:style>
    <style:style style:name="T3" style:family="text">
      <style:text-properties officeooo:rsid="00123f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ighligths</text:p>
      <text:list xml:id="list2860855838" text:style-name="L1">
        <text:list-item>
          <text:p text:style-name="P1"><text:span text:style-name="T1">A cylindrical tank immersed in water shows promising potential for energy storage.</text:span></text:p>
        </text:list-item>
        <text:list-item>
          <text:p text:style-name="P3"><text:span text:style-name="T2">A suitable design configuration is necessary to </text:span><text:span text:style-name="T3">reduce</text:span><text:span text:style-name="T2"> </text:span><text:span text:style-name="T3">high-amplitude</text:span><text:span text:style-name="T2"> oscillations.</text:span></text:p>
        </text:list-item>
        <text:list-item>
          <text:p text:style-name="P4">Additional dampers might be required to avoid structural damage.</text:p>
        </text:list-item>
        <text:list-item>
          <text:p text:style-name="P4">Dampers reduce oscillations but decrease energy and power.</text:p>
        </text:list-item>
        <text:list-item>
          <text:p text:style-name="P2"><text:span text:style-name="T3">Low-order theoretical approximations agree better for smaller exit orifice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ElsevierGulliver" svg:font-family="ElsevierGulliver, Georgia, 'Times New Roman', STIXGeneral, 'Cambria Math', Arial, Helvetica, 'Lucida Sans Unicode', 'Microsoft Sans Serif', 'Segoe UI Symbol', 'Arial Unicode MS', serif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3T17:26:11.245618615</meta:creation-date>
    <dc:date>2023-06-13T17:40:08.056013601</dc:date>
    <meta:editing-duration>PT13M5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54" meta:character-count="378" meta:non-whitespace-character-count="335"/>
  </office:meta>
</office:document-meta>
</file>